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Info.RendererInfo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Info.RendererInfo( String qualifiedName , String render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rInfo.getRenderer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